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4fdd" officeooo:paragraph-rsid="00104f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stra </meta:initial-creator>
    <meta:creation-date>2014-03-03T18:04:27.929112234</meta:creation-date>
    <meta:generator>LibreOffice/4.1.3.2$Linux_X86_64 LibreOffice_project/410m0$Build-2</meta:generator>
    <dc:date>2014-03-03T18:10:14.253352942</dc:date>
    <dc:creator>blastra </dc:creator>
    <meta:document-statistic meta:table-count="0" meta:image-count="0" meta:object-count="0" meta:page-count="1" meta:paragraph-count="0" meta:word-count="0" meta:character-count="0" meta:non-whitespace-character-count="0"/>
  </office:meta>
</office:document-meta>
</file>